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list-style-name="L1">
      <style:text-properties style:text-underline-style="none"/>
    </style:style>
    <style:style style:name="P6" style:family="paragraph" style:parent-style-name="Standard" style:list-style-name="L2">
      <style:text-properties style:text-underline-style="none"/>
    </style:style>
    <style:style style:name="P7" style:family="paragraph" style:parent-style-name="Standard" style:list-style-name="L3">
      <style:text-properties style:text-underline-style="none"/>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list-style-name="L4">
      <style:paragraph-properties fo:text-align="justify" style:justify-single-word="false"/>
      <style:text-properties style:text-underline-style="none"/>
    </style:style>
    <style:style style:name="P10" style:family="paragraph" style:parent-style-name="Standard" style:list-style-name="L11">
      <style:paragraph-properties fo:text-align="justify" style:justify-single-word="false"/>
      <style:text-properties style:text-underline-style="none"/>
    </style:style>
    <style:style style:name="P11" style:family="paragraph" style:parent-style-name="Standard" style:list-style-name="L12">
      <style:paragraph-properties fo:text-align="justify" style:justify-single-word="false"/>
      <style:text-properties style:text-underline-style="none"/>
    </style:style>
    <style:style style:name="P12" style:family="paragraph" style:parent-style-name="Standard" style:list-style-name="L13">
      <style:paragraph-properties fo:text-align="justify" style:justify-single-word="false"/>
      <style:text-properties style:text-underline-style="none"/>
    </style:style>
    <style:style style:name="P13" style:family="paragraph" style:parent-style-name="Standard" style:list-style-name="L5">
      <style:text-properties style:text-underline-style="none"/>
    </style:style>
    <style:style style:name="P14" style:family="paragraph" style:parent-style-name="Standard" style:list-style-name="L6">
      <style:text-properties style:text-underline-style="none"/>
    </style:style>
    <style:style style:name="P15" style:family="paragraph" style:parent-style-name="Standard" style:list-style-name="L7">
      <style:text-properties style:text-underline-style="none"/>
    </style:style>
    <style:style style:name="P16" style:family="paragraph" style:parent-style-name="Standard" style:list-style-name="L8">
      <style:text-properties style:text-underline-style="none"/>
    </style:style>
    <style:style style:name="P17" style:family="paragraph" style:parent-style-name="Standard" style:list-style-name="L9">
      <style:text-properties style:text-underline-style="none"/>
    </style:style>
    <style:style style:name="P18" style:family="paragraph" style:parent-style-name="Standard" style:list-style-name="L10">
      <style:text-properties style:text-underline-style="none"/>
    </style:style>
    <style:style style:name="P19" style:family="paragraph" style:parent-style-name="Standard" style:list-style-name="L13">
      <style:text-properties style:text-underline-style="none"/>
    </style:style>
    <style:style style:name="P20" style:family="paragraph" style:parent-style-name="Standard">
      <style:paragraph-properties fo:text-align="justify" style:justify-single-word="false"/>
      <style:text-properties style:text-underline-style="none" fo:font-weight="bold" style:font-weight-asian="bold" style:font-weight-complex="bold"/>
    </style:style>
    <style:style style:name="P21" style:family="paragraph" style:parent-style-name="Standard" style:list-style-name="L12">
      <style:paragraph-properties fo:text-align="justify" style:justify-single-word="false"/>
    </style:style>
    <style:style style:name="P22"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NDER MUSICAL</text:p>
      <text:p text:style-name="Standard">JUAN XXIII</text:p>
      <text:p text:style-name="P1"/>
      <text:p text:style-name="P1">Objetivo General:</text:p>
      <text:list xml:id="list5387786413541577656" text:style-name="L1">
        <text:list-item>
          <text:p text:style-name="P5">Desarrollar habilidades y expresiones musicales en niños de 4 a 6 años aprox.</text:p>
        </text:list-item>
      </text:list>
      <text:p text:style-name="P2"/>
      <text:p text:style-name="P2"/>
      <text:p text:style-name="P1">Objetivos Específicos:</text:p>
      <text:p text:style-name="P1"/>
      <text:list xml:id="list2124965551093508136" text:style-name="L2">
        <text:list-item>
          <text:p text:style-name="P6">Los alumnos deben reproducir una escala y su arpegio mayor <text:s/>(menor opcional) a partir de una nota dada.</text:p>
        </text:list-item>
        <text:list-item>
          <text:p text:style-name="P6">Reconocer notas escritas y tocadas en un piano/teclado.</text:p>
        </text:list-item>
        <text:list-item>
          <text:p text:style-name="P6">Reproducir un ritmo escrito de 2 compases (sub-division máxima hasta tresillo, sincopa de tiempo a tiempo, contra-tiempo).</text:p>
        </text:list-item>
        <text:list-item>
          <text:p text:style-name="P6">Seguir el pulso de distintas piezas musicales mediante baile, palmadas, tocar un instrumento de percusión y similares.</text:p>
        </text:list-item>
        <text:list-item>
          <text:p text:style-name="P6">Reconocer géneros musicales, autores y piezas (apreciación musical).</text:p>
        </text:list-item>
        <text:list-item>
          <text:p text:style-name="P6">Expresar ideas sobre la música de manera oral, cantada, por medio de dibujos y danza.</text:p>
        </text:list-item>
        <text:list-item>
          <text:p text:style-name="P6">Cantar en grupo de manera coordinada y afinada.</text:p>
        </text:list-item>
      </text:list>
      <text:p text:style-name="P3"/>
      <text:p text:style-name="P3">Nota: <text:span text:style-name="T2">No hay contenido teórico para los niños, solo se espera que desarrollen habilidades de lecto escritura sin que necesariamente se logre un dominio en todas ellas.</text:span></text:p>
      <text:p text:style-name="P2"/>
      <text:p text:style-name="P2"/>
      <text:p text:style-name="P2"/>
      <text:p text:style-name="P2"/>
      <text:p text:style-name="P2"/>
      <text:p text:style-name="P2"/>
      <text:p text:style-name="P2"/>
      <text:p text:style-name="P2"/>
      <text:p text:style-name="P2"/>
      <text:p text:style-name="P2"><text:span text:style-name="T4">SEMANA 1</text:span>: <text:s/>Contenido.</text:p>
      <text:list xml:id="list91260763395602571" text:style-name="L3">
        <text:list-item>
          <text:p text:style-name="P7">Figuras musicales: Blanca y Negra</text:p>
        </text:list-item>
        <text:list-item>
          <text:p text:style-name="P7">Notas Musicales</text:p>
        </text:list-item>
        <text:list-item>
          <text:p text:style-name="P7">Piano de colores</text:p>
        </text:list-item>
        <text:list-item>
          <text:p text:style-name="P7">Autor: Mozart – Pieza: Sonata Facile <text:s/>//Tareas: Buscar una pieza del autor</text:p>
        </text:list-item>
        <text:list-item>
          <text:p text:style-name="P7">Instrumento: Piano</text:p>
        </text:list-item>
      </text:list>
      <text:p text:style-name="P2"/>
      <text:p text:style-name="P2"><text:span text:style-name="T4">Programación - día 1</text:span>: </text:p>
      <text:p text:style-name="P2"/>
      <text:list xml:id="list5120045153932950744" text:style-name="L4">
        <text:list-item>
          <text:p text:style-name="P9">Entrada 15 min: Presentación de los niños con el tambor . Se presenta el tambor de la tribu, los niños van diciendo su nombre al ritmo del tambor, luego se les pide a que mencionen su comida favorita siguiendo el mismo patrón y finalmente deben mencionar un personaje de televisión. </text:p>
          <text:p text:style-name="P9"/>
        </text:list-item>
        <text:list-item>
          <text:p text:style-name="P9">Desarrollo I - 10 min: Se presenta la primera figura musical, LA NEGRA, se dibuja la forma de la figura musical en el pizarrón, se da tiempo para que los niños copien la figura y el nombre, se ejecuta con sonidos percusivos con el cuerpo, en el pecho, las piernas, zapateado y aplaudiendo. </text:p>
          <text:list>
            <text:list-item>
              <text:p text:style-name="P9"><text:s/>Se acompaña una canción infantil con el ritmo de negra usando las palmas. </text:p>
            </text:list-item>
            <text:list-item>
              <text:p text:style-name="P9">Se divide a los niños en dos equipos para ejecución intercalada de la figura. </text:p>
            </text:list-item>
          </text:list>
        </text:list-item>
      </text:list>
      <text:p text:style-name="P2"><text:soft-page-break/></text:p>
      <text:p text:style-name="P2"/>
      <text:list xml:id="list1996298286" text:continue-numbering="true" text:style-name="L4">
        <text:list-item>
          <text:p text:style-name="P9">Desarrollo II - 10 min: Canto de la notas musicales. Los niños siguen las notas y su altura con la mano, Do grave las manos van al nivel de los pies, Re al nivel de las rodillas, Mi ligeramente debajo de la cadera, Fa ligeramente por encima de la cadera, Sol a nivel del pecho, La <text:s/>a nivel del cuello, Si en la frente y Do agudo sobre la cabeza.</text:p>
          <text:p text:style-name="P9"/>
        </text:list-item>
        <text:list-item>
          <text:p text:style-name="P9">Desarrollo III, 10: Con hojas de papel que tendrán una mano derecha y una mano izquierda dibujada, se colocarán en una mesa sujetadas con cinta plástica. Los niños ejecutarán con el ritmo de negra un golpe sobre cada dibujo haciendo uso de la mano indicada.</text:p>
          <text:p text:style-name="P9">Una vez dominado se agregan otras dos hojas con puños cerrados; de igual manera una vez dominado se agregan otras dos hojas , una con ambas manos dibujadas y otra indicando un aplauso, si el tiempo lo permite se agrega una ultima hoja con un salto.</text:p>
          <text:p text:style-name="P9"/>
        </text:list-item>
        <text:list-item>
          <text:p text:style-name="P9">Desarrollo IV, 15: Se presenta al autor del día, Mozart, los niños dibujan un retrato del autor, intentan escribir su nombre y el profesor coloca la pieza asignada para ese día, los niños deben realizar un dibujo libre sobre las ideas que le surjan al escuchar la música.</text:p>
          <text:p text:style-name="P9"/>
        </text:list-item>
        <text:list-item>
          <text:p text:style-name="P9">Cierre: <text:s/>Con todos los niños sentados en circulo, se hace mención a todos los contenidos aprendidos en el día.</text:p>
        </text:list-item>
      </text:list>
      <text:p text:style-name="P8"/>
      <text:p text:style-name="P8"/>
      <text:p text:style-name="P20">Programación día 2:</text:p>
      <text:p text:style-name="P8"/>
      <text:list xml:id="list4146176731271659813" text:style-name="L12">
        <text:list-item>
          <text:p text:style-name="P21"><text:span text:style-name="T3">Entrada 5 min: Con una pieza de fondo (</text:span>Serenata n.º 13 de Mozart<text:span text:style-name="T3">), los niños seguirán el ritmo de la música zapateando, el profesor realizará pausas durante la reproducción.</text:span></text:p>
          <text:p text:style-name="P11"/>
        </text:list-item>
        <text:list-item>
          <text:p text:style-name="P11">Desarrollo I - <text:s/>20 min: Piano de Colores, se realiza un piano de colores que posea una extensión de una octava, cada nota irá identificada con un color particular y con el nombre de la nota. <text:span text:style-name="T1">Materiales necesarios: Hojas, Tijeras, Colores, Cinta adhesiva</text:span>. Una vez terminado el piano de colores, se procederá a cantar la escala de Do mayor usando el piano de colores. </text:p>
          <text:p text:style-name="P11"/>
        </text:list-item>
        <text:list-item>
          <text:p text:style-name="P11">Desarrollo II – 10 min: Se presenta la segunda figura musical, LA BLANCA, se dibuja la forma de la figura musical en el pizarrón, se da tiempo para que los niños copien la figura y el nombre, se ejecuta con sonidos percusivos con el cuerpo. Percusión en el pecho, las piernas, zapateado y aplaudiendo. </text:p>
          <text:list>
            <text:list-item>
              <text:p text:style-name="P11"><text:s/>Se acompaña una canción infantil con el ritmo de negra usando las palmas. </text:p>
              <text:p text:style-name="P11"/>
            </text:list-item>
          </text:list>
        </text:list-item>
        <text:list-item>
          <text:p text:style-name="P11">Desarrollo III – 10 min: <text:s/>Juego rítmico con hojas de papel. <text:s/>Para esta ocasión, solo se usará la secuencia mano izquierda, mano derecha, dos manos. Encima de cada mano ira una figura musical para indicar la ejecución rítmica, serán dos negra y una blanca. La secuencia irá cambiando en la medida que los niños la dominen. Se dará un tiempo para que los niños pueda descifrar la ejecución.</text:p>
          <text:p text:style-name="P11"/>
        </text:list-item>
        <text:list-item>
          <text:p text:style-name="P11">Desarrollo IV – 10 min: El profesor enseña el piano, muestra imágenes en la <text:soft-page-break/>computadora, sus partes más importantes y finalmente coloca una pieza.</text:p>
        </text:list-item>
      </text:list>
      <text:p text:style-name="P1"/>
      <text:p text:style-name="P1"/>
      <text:p text:style-name="P1"/>
      <text:p text:style-name="P1"/>
      <text:p text:style-name="P2"><text:span text:style-name="T4">SEMANA 2</text:span>: Contenido</text:p>
      <text:list xml:id="list6868053842158381483" text:style-name="L5">
        <text:list-item>
          <text:p text:style-name="P13">Escala Musical por medio de figuras de blanca y negra</text:p>
        </text:list-item>
        <text:list-item>
          <text:p text:style-name="P13">El pentagrama, <text:s/>clave de Sol y Fa, sonidos graves y agudos</text:p>
        </text:list-item>
        <text:list-item>
          <text:p text:style-name="P13">Notas en el pentagrama</text:p>
        </text:list-item>
        <text:list-item>
          <text:p text:style-name="P13">Autor: Bach – Pieza: Fuga en Gm //</text:p>
        </text:list-item>
        <text:list-item>
          <text:p text:style-name="P13">Instrumento: Guitarra</text:p>
        </text:list-item>
      </text:list>
      <text:p text:style-name="P2"/>
      <text:p text:style-name="P2"/>
      <text:p text:style-name="P2"><text:span text:style-name="T4">Programación día 3</text:span>: </text:p>
      <text:p text:style-name="P2"/>
      <text:list xml:id="list977889428324583709" text:style-name="L11">
        <text:list-item>
          <text:p text:style-name="P10">Entrada – 10 min: Se realiza una adivinanza de notas musicales indicadas con instrumento (cuatro, teclado o guitarra), el profesor limitara en principio las notas a Do – Re – Mi, expandiendo el registro en la medida que los alumnos puedan identificarlas con eficacia. Los alumnos que se equivoquen deben hacer una penitencia como: Bailar la macarena, brincar tres veces en un pie, mover la cintura etc.</text:p>
          <text:p text:style-name="P10"/>
        </text:list-item>
        <text:list-item>
          <text:p text:style-name="P10">Desarrollo I - : <text:s/>Se recuerda la figura Negra aprendida la semana pasada y se lleva el ritmo de negra con una pista usando las manos y los pies. Se realiza una vez más intercalando la ejecución de la figura en dos grupos de niños separados.</text:p>
          <text:p text:style-name="P10"/>
        </text:list-item>
        <text:list-item>
          <text:p text:style-name="P10">Desarrollo II - : El profesor escribe una “<text:span text:style-name="T4">Clave de Sol</text:span>” y una “<text:span text:style-name="T4">Clave de Fa</text:span>” en el pizarrón, explicará que la clave de Sol es para sonidos agudos. Junto con los alumnos se realizarán sonidos agudos con la voz y se buscarán sonidos agudos en un instrumento. Después, se les pregunta a los alumnos ¿Para que tipo de sonidos creen que se usa la clave de FA? Se explica que funciona para sonidos graves, y se realizarán los mismos juegos con sonidos graves. Durante los juegos el profesor elevará las manos para indicar sonidos agudos y bajará las manos para indicar sonidos graves.</text:p>
          <text:p text:style-name="P10">Acto seguido se realiza una adivinanza de sonidos graves o agudos que deben ser acompañados con la elevación de manos correspondientes.</text:p>
          <text:p text:style-name="P10"/>
        </text:list-item>
        <text:list-item>
          <text:p text:style-name="P10">Desarrollo III - : Se canta la escala musical usando el <text:span text:style-name="T5">Piano de Colores</text:span> en secuencia negra – negra – blanca, en progresión de 3ras hasta llegar a Do agudo. Luego se canta indicando las notas con la altura del cuerpo.</text:p>
          <text:p text:style-name="P10"/>
        </text:list-item>
        <text:list-item>
          <text:p text:style-name="P10">Desarrollo IV – Se presenta al autor del día: Bach, los niños dibujan un retrato del autor, intentan escribir su nombre y el profesor coloca la pieza asignada para ese día, los niños deben realizar un dibujo libre sobre las ideas que le surjan al escuchar la música.</text:p>
        </text:list-item>
      </text:list>
      <text:p text:style-name="P2"/>
      <text:p text:style-name="P2">Programación día 4:</text:p>
      <text:list xml:id="list2948349780706359687" text:style-name="L13">
        <text:list-item>
          <text:p text:style-name="P12">Entrada – 10 min: En una bolsa habrán imágenes con las siguientes indicaciones: <text:span text:style-name="T5">Saltar, Bailar, Ondular, Girar</text:span>. Cada niño ira sacando una imagen y con una pista de fondo se realizara la acción de la imagen.</text:p>
        </text:list-item>
      </text:list>
      <text:p text:style-name="P2"/>
      <text:list xml:id="list364905573" text:continue-numbering="true" text:style-name="L13">
        <text:list-item>
          <text:p text:style-name="P12"><text:soft-page-break/>Desarrollo I – 10 min: El profesor realiza un pentagrama en el pizarrón y escribe una clave de Sol, los alumnos tendrán hojas pentagramadas previamente preparadas y junto con el profesor irá ubicando las notas. Cada nota será escrita por los niños con los colores previamente asignado en el “Piano de Colores” y se irá cantando mientras un alumno va señalando las notas en el pizarrón. </text:p>
          <text:p text:style-name="P19"/>
        </text:list-item>
        <text:list-item>
          <text:p text:style-name="P19">Desarrollo II – 10 min: <text:s/>Se canta la escala musical usando el <text:span text:style-name="T5">Piano de Colores</text:span> en secuencia negra – negra – blanca, en progresión de 3ras hasta llegar a Do agudo. Luego se canta indicando las notas con la altura del cuerpo</text:p>
          <text:p text:style-name="P19"/>
        </text:list-item>
        <text:list-item>
          <text:p text:style-name="P19">Desarrollo III – 15 min: Con pista previamente elegidas, el profesor <text:s/>les dirá que tienen que descubrir el ritmo de la canción, pondrá las canciones <text:s/>y guiará a los niños ha descubrir el pulso de la canción. Después de descubrir el pulso de una canción los niños ejecutaran el pulso en instrumentos. (Yellow Submarine, Seven Nation Armies, Serenata N° 13, Vals N°5 de Shostakovick, La Manzana, Croa La Rana)</text:p>
          <text:p text:style-name="P19"/>
        </text:list-item>
        <text:list-item>
          <text:p text:style-name="P19">Cierre – 5 min: <text:s/>Con el tambor de la tribu cada niño ira relatando lo que mas le ha gustado de las clases en la semana que ha transcurrido.</text:p>
        </text:list-item>
      </text:list>
      <text:p text:style-name="P2"/>
      <text:p text:style-name="P2"/>
      <text:p text:style-name="P2"><text:span text:style-name="T4">SEMANA 3</text:span>: Contenido</text:p>
      <text:list xml:id="list4512628055281954498" text:style-name="L6">
        <text:list-item>
          <text:p text:style-name="P14">Escala Musical por terceras //Los niños tocan el piano?</text:p>
        </text:list-item>
        <text:list-item>
          <text:p text:style-name="P14">Arpeggio de C – F – G </text:p>
        </text:list-item>
        <text:list-item>
          <text:p text:style-name="P14">Autor: Beethoven – Pieza: 5ta Sinfonía mov 1</text:p>
        </text:list-item>
        <text:list-item>
          <text:p text:style-name="P14">Instrumento: La orquesta</text:p>
        </text:list-item>
      </text:list>
      <text:p text:style-name="P2"/>
      <text:p text:style-name="P2"><text:span text:style-name="T4">Programación día 5</text:span>:</text:p>
      <text:list xml:id="list2017542422" text:continue-list="list364905573" text:style-name="L13">
        <text:list-item>
          <text:p text:style-name="P12">Entrada – 10 min: Dado rítmico: el profesor prepara un dado que tendrá flas figuras musicales vistas hasta el momento. <text:s/>Dejará sonando un metrónomo y y le dará el dado a los alumnos, según el resultado obtenido los alumnos deberán realizar la ejecución con ayuda del profesor.</text:p>
        </text:list-item>
      </text:list>
      <text:p text:style-name="P2"/>
      <text:list xml:id="list1312594053" text:continue-numbering="true" text:style-name="L13">
        <text:list-item>
          <text:p text:style-name="P12">Desarrollo I – 10 min: Arpegios en progresión I-IV-V-I. El profesor escribirá una secuencia de notas en el pizarrón e irá guiando a los alumnos compás por compás a descifrar las notas en el pentagrama.</text:p>
          <text:p text:style-name="P19"/>
        </text:list-item>
        <text:list-item>
          <text:p text:style-name="P19">Desarrollo II – 10 min: <text:s/>Se canta la escala musical usando el <text:span text:style-name="T5">Piano de Colores</text:span> en secuencia negra – negra – blanca, en progresión de 3ras hasta llegar a Do agudo. Luego se canta indicando las notas con la altura del cuerpo</text:p>
          <text:p text:style-name="P19"/>
        </text:list-item>
        <text:list-item>
          <text:p text:style-name="P19">Desarrollo III – 10 min: Con hojas de papel que tendrán una mano derecha y una mano izquierda dibujada, se colocarán en una mesa sujetadas con cinta plástica. Los niños ejecutarán con el ritmo de negra un golpe sobre cada dibujo haciendo uso de la mano indicada.</text:p>
          <text:p text:style-name="P19">Una vez dominado se agregan otras dos hojas con puños cerrados; de igual manera una vez dominado se agregan otras dos hojas , una con ambas manos dibujadas y otra indicando un aplauso, si el tiempo lo permite se agrega una ultima hoja con un salto.</text:p>
          <text:p text:style-name="P19"/>
        </text:list-item>
        <text:list-item>
          <text:p text:style-name="P19">Desarrollo IV – 10 min: <text:s/>Autor del día: Beethoven, los niños dibujan un retrato del autor, intentan escribir su nombre y el profesor coloca la pieza asignada para ese día, <text:soft-page-break/>los niños deben realizar un dibujo libre sobre las ideas que le surjan al escuchar la música.</text:p>
        </text:list-item>
      </text:list>
      <text:p text:style-name="P2"/>
      <text:p text:style-name="P2"/>
      <text:p text:style-name="P2"/>
      <text:p text:style-name="P2"><text:span text:style-name="T4">Programación día 6</text:span>:</text:p>
      <text:list xml:id="list999481000" text:continue-numbering="true" text:style-name="L13">
        <text:list-item>
          <text:p text:style-name="P12">Entrada – 10 min: Dado ritmico: </text:p>
        </text:list-item>
      </text:list>
      <text:p text:style-name="P2"/>
      <text:list xml:id="list1019279769" text:continue-numbering="true" text:style-name="L13">
        <text:list-item>
          <text:p text:style-name="P12">Desarrollo I – 10 min: Arpegios en progresión I-IV-V-I. El profesor escribirá una secuencia de notas en el pizarrón e irá guiando a los alumnos compás por compás a descifrar las notas en el pentagrama.</text:p>
          <text:p text:style-name="P19"/>
        </text:list-item>
        <text:list-item>
          <text:p text:style-name="P19">Desarrollo II – 10 min: <text:s/>Se canta la escala musical usando el <text:span text:style-name="T5">Piano de Colores</text:span> en secuencia negra – negra – blanca, en progresión de 3ras hasta llegar a Do agudo. Luego se canta indicando las notas con la altura del cuerpo</text:p>
          <text:p text:style-name="P19"/>
        </text:list-item>
        <text:list-item>
          <text:p text:style-name="P19">Desarrollo III – 10 min: </text:p>
          <text:p text:style-name="P19"/>
        </text:list-item>
        <text:list-item>
          <text:p text:style-name="P19">Desarrollo IV – 5 min: <text:s/>.</text:p>
        </text:list-item>
      </text:list>
      <text:p text:style-name="P2"/>
      <text:p text:style-name="P2"/>
      <text:p text:style-name="P2"/>
      <text:p text:style-name="P2">Semana 4 : Contenido // <text:span text:style-name="T1">SEMANA DE CARNAVAL</text:span>, solo hay un día de clase.</text:p>
      <text:list xml:id="list1231802097053959687" text:style-name="L7">
        <text:list-item>
          <text:p text:style-name="P15"><text:span text:style-name="T1">Repaso de todos los contenido</text:span>s</text:p>
        </text:list-item>
        <text:list-item>
          <text:p text:style-name="P15">El profesor evalua el aprendizaje.</text:p>
          <text:list>
            <text:list-item>
              <text:p text:style-name="P15">Escalas</text:p>
            </text:list-item>
            <text:list-item>
              <text:p text:style-name="P15">Autores</text:p>
            </text:list-item>
            <text:list-item>
              <text:p text:style-name="P15">Piezas</text:p>
            </text:list-item>
            <text:list-item>
              <text:p text:style-name="P15">Figura</text:p>
            </text:list-item>
          </text:list>
        </text:list-item>
      </text:list>
      <text:p text:style-name="P1"/>
      <text:p text:style-name="P2">Semana 5: Contenido</text:p>
      <text:list xml:id="list6853442492005449715" text:style-name="L8">
        <text:list-item>
          <text:p text:style-name="P16">Figura Musicales: Los silencios</text:p>
        </text:list-item>
        <text:list-item>
          <text:p text:style-name="P16">Escalas Descendentes por grado conjunto</text:p>
        </text:list-item>
        <text:list-item>
          <text:p text:style-name="P16">Dictados de Figuras y Notas</text:p>
        </text:list-item>
        <text:list-item>
          <text:p text:style-name="P16">Autor: Tchaikovsky – Pieza: El Casca Nueces</text:p>
        </text:list-item>
        <text:list-item>
          <text:p text:style-name="P16">Instrumento: Sección de Cuerda</text:p>
        </text:list-item>
      </text:list>
      <text:p text:style-name="P2"/>
      <text:p text:style-name="P2">Semana 6: Contenido</text:p>
      <text:list xml:id="list404932765881561325" text:style-name="L9">
        <text:list-item>
          <text:p text:style-name="P17">Arbol de figuras musicales</text:p>
        </text:list-item>
        <text:list-item>
          <text:p text:style-name="P17">El compas</text:p>
        </text:list-item>
        <text:list-item>
          <text:p text:style-name="P17">Escalas y arpeggios Descendentes por terceras</text:p>
        </text:list-item>
        <text:list-item>
          <text:p text:style-name="P17">Dictados de Figuras y Notas</text:p>
        </text:list-item>
        <text:list-item>
          <text:p text:style-name="P17">Autor: Bizet – Pieza: Habanera</text:p>
        </text:list-item>
        <text:list-item>
          <text:p text:style-name="P17">Instrumento: Sección de Vientos</text:p>
        </text:list-item>
      </text:list>
      <text:p text:style-name="P2"/>
      <text:p text:style-name="P2">Semana 7: Contenido</text:p>
      <text:list xml:id="list2080452530" text:continue-numbering="true" text:style-name="L9">
        <text:list-item>
          <text:p text:style-name="P17"/>
        </text:list-item>
        <text:list-item>
          <text:p text:style-name="P17">Autor: Shostakovich – Pieza: Vals N°5</text:p>
        </text:list-item>
        <text:list-item>
          <text:p text:style-name="P17">Instrumento: Sección de Metales</text:p>
        </text:list-item>
      </text:list>
      <text:p text:style-name="P2"/>
      <text:p text:style-name="P2"><text:soft-page-break/></text:p>
      <text:p text:style-name="P2">Semana 8: Contenido</text:p>
      <text:list xml:id="list4072682324842465525" text:style-name="L10">
        <text:list-item>
          <text:p text:style-name="P18">Repaso de contenidos de la semana 4 a 7</text:p>
        </text:list-item>
        <text:list-item>
          <text:p text:style-name="P18">Evaluación del apredizaje</text:p>
        </text:list-item>
      </text:list>
      <text:p text:style-name="P2"/>
      <text:p text:style-name="P2">Semana 9: Contenido</text:p>
      <text:p text:style-name="P2"/>
      <text:p text:style-name="P2">Semana 10: Contenido</text:p>
      <text:p text:style-name="P2"/>
      <text:p text:style-name="P2">Semana 11: Contenido</text:p>
      <text:list xml:id="list1360363390" text:continue-list="list6853442492005449715" text:style-name="L8">
        <text:list-item>
          <text:p text:style-name="P16">Evaluacion de contenidos</text:p>
        </text:list-item>
      </text:list>
      <text:p text:style-name="P2"/>
      <text:p text:style-name="P2"><text:a xlink:type="simple" xlink:href="https://www.viajerosdelpentagrama.gov.co/PDF/Contenido_escrito_Año_1.pdf" text:style-name="Internet_20_link" text:visited-style-name="Visited_20_Internet_20_Link">https://www.viajerosdelpentagrama.gov.co/PDF/Contenido_escrito_A%C3%B1o_1.pdf</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Antonio Hernandez Sabatino</meta:initial-creator>
    <meta:creation-date>2022-01-30T16:05:22</meta:creation-date>
    <dc:date>2022-02-05T18:10:10</dc:date>
    <dc:creator>Francisco Hernandez</dc:creator>
    <meta:editing-duration>PT6H9M54S</meta:editing-duration>
    <meta:editing-cycles>66</meta:editing-cycles>
    <meta:generator>OpenOffice/4.1.11$Unix OpenOffice.org_project/4111m1$Build-9808</meta:generator>
    <meta:document-statistic meta:table-count="0" meta:image-count="0" meta:object-count="0" meta:page-count="6" meta:paragraph-count="104" meta:word-count="1997" meta:character-count="11108"/>
  </office:meta>
</office:document-meta>
</file>